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ourier New'" style:font-family-asian="'Courier New'" style:font-family-complex="'Courier New'" fo:background-color="transparent" style:use-window-font-color="true"/>
    </style:style>
    <style:style style:name="T2" style:family="text">
      <style:text-properties fo:font-size="11.00pt" fo:font-weight="normal" fo:font-family="'Courier New'" style:font-family-asian="'Courier New'" style:font-family-complex="'Courier New'" fo:background-color="transparent" fo:color="#9b00d3"/>
    </style:style>
    <style:style style:name="T3" style:family="text">
      <style:text-properties fo:font-size="11.00pt" fo:font-weight="normal" fo:font-family="'Courier New'" style:font-family-asian="'Courier New'" style:font-family-complex="'Courier New'" fo:background-color="transparent" style:use-window-font-color="true"/>
    </style:style>
    <style:style style:name="T4" style:family="text">
      <style:text-properties fo:font-size="11.00pt" fo:font-weight="normal" fo:font-family="'Courier New'" style:font-family-asian="'Courier New'" style:font-family-complex="'Courier New'" fo:background-color="transparent" fo:color="#9b00d3"/>
    </style:style>
    <style:style style:name="T5" style:family="text">
      <style:text-properties fo:font-size="11.00pt" fo:font-weight="normal" fo:font-family="'Courier New'" style:font-family-asian="'Courier New'" style:font-family-complex="'Courier New'" fo:background-color="transparent" style:use-window-font-color="true"/>
    </style:style>
    <style:style style:name="T6" style:family="text">
      <style:text-properties fo:font-size="11.00pt" fo:font-weight="normal" fo:font-family="'Courier New'" style:font-family-asian="'Courier New'" style:font-family-complex="'Courier New'" fo:background-color="transparent" fo:color="#9b00d3"/>
    </style:style>
    <style:style style:name="T7" style:family="text">
      <style:text-properties fo:font-size="11.00pt" fo:font-weight="normal" fo:font-family="'Courier New'" style:font-family-asian="'Courier New'" style:font-family-complex="'Courier New'" fo:background-color="transparent" style:use-window-font-color="true"/>
    </style:style>
    <style:style style:name="T8" style:family="text">
      <style:text-properties fo:font-size="11.00pt" fo:font-weight="normal" fo:font-family="'Courier New'" style:font-family-asian="'Courier New'" style:font-family-complex="'Courier New'" fo:background-color="transparent" fo:color="#9b00d3"/>
    </style:style>
    <style:style style:name="T9" style:family="text">
      <style:text-properties fo:font-size="11.00pt" fo:font-weight="normal" fo:font-family="'Courier New'" style:font-family-asian="'Courier New'" style:font-family-complex="'Courier New'" fo:background-color="transparent" style:use-window-font-color="true"/>
    </style:style>
    <style:style style:name="T10" style:family="text">
      <style:text-properties fo:font-size="11.00pt" fo:font-weight="normal" fo:font-family="'Courier New'" style:font-family-asian="'Courier New'" style:font-family-complex="'Courier New'" fo:background-color="transparent" fo:color="#9b00d3"/>
    </style:style>
    <style:style style:name="T11" style:family="text">
      <style:text-properties fo:font-size="11.00pt" fo:font-weight="normal" fo:font-family="'Courier New'" style:font-family-asian="'Courier New'" style:font-family-complex="'Courier New'" fo:background-color="transparent" style:use-window-font-color="true"/>
    </style:style>
    <style:style style:name="T12" style:family="text">
      <style:text-properties fo:font-size="11.00pt" fo:font-weight="normal" fo:font-family="'Courier New'" style:font-family-asian="'Courier New'" style:font-family-complex="'Courier New'" fo:background-color="transparent" fo:color="#9b00d3"/>
    </style:style>
    <style:style style:name="T13" style:family="text">
      <style:text-properties fo:font-size="11.00pt" fo:font-weight="normal" fo:font-family="'Courier New'" style:font-family-asian="'Courier New'" style:font-family-complex="'Courier New'" fo:background-color="transparent" style:use-window-font-color="true"/>
    </style:style>
    <style:style style:name="P1" style:family="paragraph">
      <style:paragraph-properties fo:line-height="100.00%" fo:text-align="left"/>
    </style:style>
  </office:automatic-styles>
  <office:body>
    <office:text>
      <text:p text:style-name="P1"><text:span text:style-name="T1">Evidencing A3: Assess and give feedback to learners</text:span></text:p>
      <text:p text:style-name="P1"><text:span text:style-name="T1">This Area of Activity is about how you use assessment and feedback to foster and encourage learning, assess progress and make judgements about your learners during and on completion of their study/engagements with you. The assessment you undertake may be formative or summative, formal or informal. Feedback may for example, be face to face, written through annotating students work, or through using electronic means such as podcasts and social media.</text:span></text:p>
      <text:p text:style-name="P1"><text:span text:style-name="T1"/></text:p>
      <text:p text:style-name="P1"><text:span text:style-name="T1">Address the following points in this section of your account by critically reflecting on:</text:span></text:p>
      <text:p text:style-name="P1"><text:span text:style-name="T1"/></text:p>
      <text:p text:style-name="P1"><text:span text:style-name="T1">1. The main types of formative and/or summative assessment that you use with learners, whether formal or informal? (â‰¤ 100 words)</text:span></text:p>
      <text:p text:style-name="P1"><text:span text:style-name="T1">2. How and why you choose the particular approaches and methods you employ, insofar as this was your own decision</text:span></text:p>
      <text:p text:style-name="P1"><text:span text:style-name="T1">3. How you ensure your assessments are valid indicators of what you want your learners to learn, that your marking is reliable and the standards you set are appropriate</text:span></text:p>
      <text:p text:style-name="P1"><text:span text:style-name="T1">4. How you give feedback to learners</text:span></text:p>
      <text:p text:style-name="P1"><text:span text:style-name="T1">5. How you ensure the feedback you give learners helps them to improve their understanding of the subject or their performance and development as learners</text:span></text:p>
      <text:p text:style-name="P1"><text:span text:style-name="T1">6. Which elements of Core Knowledge you utilised, how and why</text:span></text:p>
      <text:p text:style-name="P1"><text:span text:style-name="T1">7. Which Professional Values you applied, how and why</text:span></text:p>
      <text:p text:style-name="P1"><text:span text:style-name="T1"/></text:p>
      <text:p text:style-name="P1"><text:span text:style-name="T1">Type your evidence in the following text box: (567 words)</text:span></text:p>
      <text:p text:style-name="P1"><text:span text:style-name="T1"/></text:p>
      <text:p text:style-name="P1"><text:span text:style-name="T1">The summative assessment methods that I use are coursework consisting of written reports and computer code and an exam. The formative assessment methods are multiple choice questions, short pieces of un-assessed homework and individual discussions with each student during computer lab classes.</text:span></text:p>
      <text:p text:style-name="P1"><text:span text:style-name="T1"/></text:p>
      <text:p text:style-name="P1"><text:span text:style-name="T1">Since taking over the course, I have made the coursework more open-ended, inviting students to explore and investigate and to write a stand-alone report. This is at a more appropriate, higher Blooms level, for the post-graduate student</text:span><text:span text:style-name="T2">s</text:span><text:span text:style-name="T3"><text:s/>who I teach.<text:s/></text:span><text:span text:style-name="T4">Could you also refer to level 4 (Msc) criteria from Reading thereby indicating awareness of benchmarking across courses etc etc?<text:s/></text:span><text:span text:style-name="T5">The open-ended, problem-based coursework is aimed at encouraging curiosity and deep learning (core knowledge K3). </text:span></text:p>
      <text:p text:style-name="P1"><text:span text:style-name="T5"/></text:p>
      <text:p text:style-name="P1"><text:span text:style-name="T5">My course has two pieces of coursework. The first is worth much less than the second and so it acts, to an extent, like formative assessment and students can use the feedback to improve their work for the second piece of coursework. I also give feedback to the whole class after the first piece of assessed coursework as many of them require the same feedback. This whole class feedback occurs both during class time and on the course website. I have recently started to use online and electronic tools for marking, commenting on work and providing feedback so the students receive the feedback and marked work electronically. This eliminates problems reading my handwriting.<text:s/></text:span><text:span text:style-name="T6">What about oral feedback electronically? Too time consuming?</text:span></text:p>
      <text:p text:style-name="P1"><text:span text:style-name="T7"/></text:p>
      <text:p text:style-name="P1"><text:span text:style-name="T7">When I took over the course, I encouraged the students to hand in un-assessed homework so that I could give feedback and receive feedback on my teaching (K5). I have moved away from this approach towards multiple choice questions and providing model answers as they are a more efficient use of my time. However I aim to provide more feedback to students in the future using two additional techniques. Firstly I will use minute papers with both peer and lecturer feedback. Secondly I will ask the students to provide each other with peer feedback before handing in a second version of their coursework (so I will mark the versions before and after peer feedback).<text:s/></text:span><text:span text:style-name="T8">You need to say why you have chosen these compared to other possibilities</text:span><text:span text:style-name="T9"/></text:p>
      <text:p text:style-name="P1"><text:span text:style-name="T9"/></text:p>
      <text:p text:style-name="P1"><text:span text:style-name="T9">During the computer labs I ensure that I talk to every student individually even if they are not asking for help. In order to provide informal assessment, I ask them questions about what they are doing.<text:s/></text:span><text:span text:style-name="T10">I'm not entirely sure why you want to provide informal assesment... presumably it's informal feedback?</text:span></text:p>
      <text:p text:style-name="P1"><text:span text:style-name="T11"/></text:p>
      <text:p text:style-name="P1"><text:span text:style-name="T11">I ensure that my assessments are valid indicators of what I want the students to learn by writing the assessments to be closely aligned with the learning objectives. Are you allowed to attach specific examples to prove this? Ditto<text:s/></text:span><text:span text:style-name="T12">for model answers<text:s/></text:span><text:span text:style-name="T13">I ensure that marking is reliable by creating model answers and marking schemes before subjecting the students to the assessments and by asking another member of staff (the module supporter) to check the model answer and marking scheme before the assessment is finalised. When I am marking work I try to get an over-all impression of the mark as well as giving individual marks based on the marking scheme and I question both the marking scheme and my over-all impression if the two do not agree. Having marked all of the work, I then order it and re-read to check that I have the correct order for the class. Finally, the marking is checked by the module supporter. The check between my over-all impression and the mark helps to ensure that the standard is appropriate. My department compares marks between different courses and an external examiner examines coursework and exams which also helps to ensure that standards are appropriate. These moderation processes demonstrate core knowledge K5 and K6.</text:span></text:p>
      <text:p text:style-name="P1"><text:span text:style-name="T13"/></text:p>
      <text:p text:style-name="P1"><text:span text:style-name="T13"/></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